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1.217cm" fo:margin-right="0cm" fo:margin-top="0cm" fo:margin-bottom="0.212cm" fo:text-indent="0cm" style:auto-text-indent="false" style:page-number="auto"/>
    </style:style>
    <style:style style:name="P2" style:family="paragraph" style:parent-style-name="Text_20_body">
      <style:paragraph-properties fo:margin-left="1.217cm" fo:margin-right="0cm" fo:margin-top="0cm" fo:margin-bottom="0.212cm" fo:text-indent="0cm" style:auto-text-indent="false"/>
    </style:style>
    <style:style style:name="P3" style:family="paragraph" style:parent-style-name="Text_20_body" style:master-page-name="">
      <style:paragraph-properties fo:margin-left="1.217cm" fo:margin-right="0cm" fo:text-indent="0cm" style:auto-text-indent="false" style:page-number="auto"/>
    </style:style>
    <style:style style:name="P4" style:family="paragraph" style:parent-style-name="Text_20_body">
      <style:paragraph-properties fo:margin-left="1.217cm" fo:margin-right="0cm" fo:text-indent="0cm" style:auto-text-indent="false"/>
    </style:style>
    <style:style style:name="P5" style:family="paragraph" style:parent-style-name="Preformatted_20_Text">
      <style:paragraph-properties fo:margin-left="1.217cm" fo:margin-right="0cm" fo:text-indent="0cm" style:auto-text-indent="false"/>
      <style:text-properties fo:color="#000000" style:font-name="JetBrains Mono"/>
    </style:style>
    <style:style style:name="T1" style:family="text">
      <style:text-properties fo:font-variant="normal" fo:text-transform="none" style:font-name="inherit" fo:font-size="9.75pt" fo:letter-spacing="normal" fo:font-style="normal" fo:font-weight="normal" fo:background-color="transparent"/>
    </style:style>
    <style:style style:name="T2" style:family="text">
      <style:text-properties fo:font-variant="normal" fo:text-transform="none" fo:letter-spacing="normal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rojeto Maven personaapi – Passos</text:p>
      <text:h text:style-name="Heading_20_1" text:outline-level="1">Criação do projeto</text:h>
      <text:p text:style-name="Text_20_body"><text:a xlink:type="simple" xlink:href="https://start.spring.io/" text:style-name="Internet_20_link" text:visited-style-name="Visited_20_Internet_20_Link">https://start.spring.io/</text:a></text:p>
      <text:p text:style-name="Text_20_body">Projeto: maven</text:p>
      <text:p text:style-name="Text_20_body">Dependências:</text:p>
      <text:p text:style-name="Text_20_body"><text:tab/>Lombok</text:p>
      <text:p text:style-name="Text_20_body"><text:tab/>Spring web</text:p>
      <text:p text:style-name="P1">Sping Data JPA</text:p>
      <text:p text:style-name="P2">Spring Boot Actuator</text:p>
      <text:p text:style-name="P2">Spring Boot DevTools</text:p>
      <text:p text:style-name="P2">PostgreSQL Driver</text:p>
      <text:p text:style-name="Text_20_body"/>
      <text:h text:style-name="Heading_20_1" text:outline-level="1">Configuração Inicial</text:h>
      <text:p text:style-name="Text_20_body"/>
      <text:p text:style-name="Text_20_body">Em File → Project Structure:</text:p>
      <text:p text:style-name="P3">Conferir a SDK – Java 15 – usar a mais recente</text:p>
      <text:p text:style-name="Text_20_body"/>
      <text:p text:style-name="Text_20_body">Ruin/Debug Configurations</text:p>
      <text:p text:style-name="P3">Nova Application → definir o Main class que é o ponto de entrada a a plicação:</text:p>
      <text:p text:style-name="P5">br.com.luigipietro.personapi.PersonapiApplication</text:p>
      <text:p text:style-name="P4"/>
      <text:p text:style-name="Text_20_body">Para trocar a porta do server:</text:p>
      <text:p text:style-name="P3">No applicatin.properties → <text:span text:style-name="Source_20_Text"><text:span text:style-name="T2"><text:s/></text:span></text:span><text:span text:style-name="Source_20_Text"><text:span text:style-name="T1">server.port=${port:8081}</text:span></text:span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variant="small-caps" fo:color="#000066" style:font-name="Arial" fo:font-size="20pt" fo:font-weight="bold" fo:background-color="transparen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iz Alberto Alano Alano</meta:initial-creator>
    <meta:creation-date>2021-05-19T15:04:47.70</meta:creation-date>
    <dc:date>2021-05-26T20:04:13.34</dc:date>
    <dc:creator>Luiz Alberto Alano Alano</dc:creator>
    <meta:editing-duration>PT47M47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1" meta:paragraph-count="19" meta:word-count="73" meta:character-count="519"/>
  </office:meta>
</office:document-meta>
</file>